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3C1A7E84BB0.png" manifest:media-type="image/png"/>
  <manifest:file-entry manifest:full-path="Pictures/10000E3100006E5A0000CBD119E92CF9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 Cond2" svg:font-family="'Myriad Pro Cond'" style:font-adornments="Condensed" style:font-pitch="variable"/>
    <style:font-face style:name="Myriad Pro Light Cond2" svg:font-family="'Myriad Pro Light Cond'" style:font-adornments="Light Condensed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Cond" svg:font-family="'Myriad Pro Cond'" style:font-family-generic="roman" style:font-pitch="variable"/>
    <style:font-face style:name="Myriad Pro Cond1" svg:font-family="'Myriad Pro Cond'" style:font-adornments="Condensed" style:font-family-generic="roman" style:font-pitch="variable"/>
    <style:font-face style:name="Myriad Pro Light Cond" svg:font-family="'Myriad Pro Light Cond'" style:font-family-generic="roman" style:font-pitch="variable"/>
    <style:font-face style:name="Myriad Pro Light Cond1" svg:font-family="'Myriad Pro Light Cond'" style:font-adornments="Light Condensed" style:font-family-generic="roman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05cm" draw:marker-start="Arrow" draw:marker-start-width="0.375cm" draw:marker-end="Arrow" draw:marker-end-width="0.375cm" draw:fill="none" fo:padding-top="0.15cm" fo:padding-bottom="0.15cm" fo:padding-left="0.275cm" fo:padding-right="0.275cm"/>
    </style:style>
    <style:style style:name="gr3" style:family="graphic" style:parent-style-name="Objekt">
      <style:graphic-properties draw:fill="solid" draw:fill-color="#005b4e"/>
    </style:style>
    <style:style style:name="gr4" style:family="graphic" style:parent-style-name="Objekt">
      <style:graphic-properties draw:fill="solid" draw:fill-color="#008675"/>
    </style:style>
    <style:style style:name="gr5" style:family="graphic" style:parent-style-name="objectwithoutfill">
      <style:graphic-properties draw:stroke="dash" draw:stroke-dash="Dashed_20__28_var_29_" svg:stroke-width="0.05cm" draw:marker-start="Arrow" draw:marker-start-width="0.375cm" draw:marker-end="" draw:marker-end-width="0.375cm" draw:fill="none" fo:padding-top="0.15cm" fo:padding-bottom="0.15cm" fo:padding-left="0.275cm" fo:padding-right="0.275cm"/>
    </style:style>
    <style:style style:name="gr6" style:family="graphic" style:parent-style-name="Objekt">
      <style:graphic-properties draw:fill="solid" draw:fill-color="#004586"/>
    </style:style>
    <style:style style:name="gr7" style:family="graphic">
      <style:graphic-properties style:protect="size"/>
    </style:style>
    <style:style style:name="gr8" style:family="graphic" style:parent-style-name="Objekt">
      <style:graphic-properties draw:fill="solid" draw:fill-color="#008675" fo:min-height="2.845cm" fo:min-width="1.1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kt">
      <style:graphic-properties draw:fill="solid" draw:fill-color="#666666" fo:min-height="3.183cm" fo:min-width="1.001cm"/>
    </style:style>
    <style:style style:name="gr11" style:family="graphic" style:parent-style-name="Objekt">
      <style:graphic-properties draw:fill="solid" draw:fill-color="#999999" fo:min-height="3.183cm" fo:min-width="1.001cm"/>
    </style:style>
    <style:style style:name="gr12" style:family="graphic" style:parent-style-name="Objekt">
      <style:graphic-properties draw:fill="solid" draw:fill-color="#cccccc" fo:min-height="3.183cm" fo:min-width="1.001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/>
    </style:style>
    <style:style style:name="pr1" style:family="presentation" style:parent-style-name="Inha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font-size="20pt"/>
    </style:style>
    <style:style style:name="P4" style:family="paragraph">
      <style:text-properties fo:color="#004586"/>
    </style:style>
    <style:style style:name="P5" style:family="paragraph">
      <style:paragraph-properties fo:text-align="center"/>
      <style:text-properties fo:color="#7e0021"/>
    </style:style>
    <style:style style:name="T1" style:family="text">
      <style:text-properties fo:color="#000000"/>
    </style:style>
    <style:style style:name="T2" style:family="text">
      <style:text-properties fo:color="#004586"/>
    </style:style>
    <style:style style:name="T3" style:family="text">
      <style:text-properties fo:color="#7e002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ernhard Schussek @webmozart</presentation:footer-decl>
      <draw:page draw:name="page1" draw:style-name="dp1" draw:master-page-name="Inhalt" presentation:presentation-page-layout-name="AL1T0" presentation:use-footer-name="ftr1">
        <office:forms form:automatic-focus="false" form:apply-design-mode="false"/>
        <draw:custom-shape draw:style-name="Objekt" xml:id="id2" draw:id="id2" draw:layer="layout" svg:width="2cm" svg:height="2cm" svg:x="7.882cm" svg:y="9.265cm">
          <text:p>puli/repositor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Objekt" xml:id="id1" draw:id="id1" draw:layer="layout" svg:width="2cm" svg:height="2cm" svg:x="2.6cm" svg:y="9.265cm">
          <text:p>your/packag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" draw:text-style-name="P1" draw:layer="layout" svg:x1="4.6cm" svg:y1="10.265cm" svg:x2="7.882cm" svg:y2="10.265cm" draw:start-shape="id1" draw:start-glue-point="1" draw:end-shape="id2" draw:end-glue-point="3" svg:d="M4600 10265h3282" svg:viewBox="0 0 3283 1">
          <text:p/>
        </draw:connector>
        <draw:connector draw:style-name="gr2" draw:layer="layout" svg:x1="18.682cm" svg:y1="10.265cm" svg:x2="22.1cm" svg:y2="10.26cm" draw:start-shape="id3" draw:end-shape="id4" draw:end-glue-point="5" svg:d="M18682 10265h1593v-5h1825" svg:viewBox="0 0 3419 6">
          <text:p/>
        </draw:connector>
        <draw:custom-shape draw:style-name="gr3" xml:id="id4" draw:id="id4" draw:layer="layout" svg:width="1.5cm" svg:height="2cm" svg:x="22.1cm" svg:y="9.26cm">
          <text:p>puli.js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xml:id="id5" draw:id="id5" draw:layer="layout" svg:width="1.5cm" svg:height="2cm" svg:x="22.082cm" svg:y="5cm">
          <text:p>puli.js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xml:id="id6" draw:id="id6" draw:layer="layout" svg:width="1.5cm" svg:height="2cm" svg:x="22.082cm" svg:y="13.6cm">
          <text:p>puli.json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xml:id="id7" draw:id="id7" draw:layer="layout" svg:width="1.8cm" svg:height="2.2cm" svg:x="12.282cm" svg:y="9.165cm">
          <text:p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layer="layout" svg:x1="18.682cm" svg:y1="10.265cm" svg:x2="22.082cm" svg:y2="6cm" draw:start-shape="id3" draw:end-shape="id5" draw:end-glue-point="5" svg:d="M18682 10265h1584v-4265h1816" svg:viewBox="0 0 3401 4266">
          <text:p/>
        </draw:connector>
        <draw:connector draw:style-name="gr2" draw:layer="layout" svg:x1="18.682cm" svg:y1="10.265cm" svg:x2="22.082cm" svg:y2="14.6cm" draw:start-shape="id3" draw:end-shape="id6" draw:end-glue-point="5" svg:d="M18682 10265h1584v4335h1816" svg:viewBox="0 0 3401 4336">
          <text:p/>
        </draw:connector>
        <draw:connector draw:style-name="gr5" draw:layer="layout" svg:x1="14.082cm" svg:y1="10.265cm" svg:x2="16.482cm" svg:y2="10.265cm" draw:start-shape="id7" draw:start-glue-point="8" draw:end-shape="id3" draw:end-glue-point="3" svg:d="M14082 10265h2400" svg:viewBox="0 0 2401 1">
          <text:p/>
        </draw:connector>
        <draw:connector draw:style-name="gr5" draw:layer="layout" svg:x1="12.282cm" svg:y1="10.265cm" svg:x2="9.882cm" svg:y2="10.265cm" draw:start-shape="id7" draw:start-glue-point="6" draw:end-shape="id2" draw:end-glue-point="1" svg:d="M12282 10265h-2400" svg:viewBox="0 0 2401 1">
          <text:p/>
        </draw:connector>
        <draw:custom-shape draw:style-name="gr6" draw:text-style-name="P2" xml:id="id3" draw:id="id3" draw:layer="layout" svg:width="2.2cm" svg:height="1.6cm" svg:x="16.482cm" svg:y="9.465cm">
          <text:p text:style-name="P2"><text:span text:style-name="T1">puli.pha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" presentation:use-footer-name="ftr1">
        <office:forms form:automatic-focus="false" form:apply-design-mode="false"/>
        <draw:custom-shape draw:style-name="gr8" xml:id="id9" draw:id="id9" draw:layer="layout" svg:width="1.8cm" svg:height="1.8cm" svg:x="16.96cm" svg:y="7cm">
          <text:p>localhos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9" draw:text-style-name="P4" draw:layer="layout" svg:width="8.055cm" svg:height="1.242cm" svg:x="13.803cm" svg:y="10.4cm">
          <draw:text-box>
            <text:p text:style-name="P4"><text:span text:style-name="T2">https://example.com/</text:span><text:span text:style-name="T3">%s</text:span></text:p>
          </draw:text-box>
        </draw:frame>
        <draw:g xml:id="id8" draw:id="id8">
          <draw:custom-shape draw:style-name="gr10" draw:layer="layout" svg:width="1.5cm" svg:height="2cm" svg:x="7.4cm" svg:y="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1" draw:layer="layout" svg:width="1.5cm" svg:height="2cm" svg:x="7.2cm" svg:y="6.9cm">
            <text:p>/batman/blog/public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2" draw:layer="layout" svg:width="1.5cm" svg:height="2cm" svg:x="7cm" svg:y="6.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frame draw:style-name="gr13" draw:text-style-name="P5" draw:layer="layout" svg:width="2.407cm" svg:height="1.242cm" svg:x="11.463cm" svg:y="6.4cm">
          <draw:text-box>
            <text:p text:style-name="P5"><text:span text:style-name="T3">/blog/</text:span></text:p>
          </draw:text-box>
        </draw:frame>
        <draw:connector draw:style-name="Pfeil" draw:layer="layout" svg:x1="8.9cm" svg:y1="7.9cm" svg:x2="16.96cm" svg:y2="7.9cm" draw:start-shape="id8" draw:start-glue-point="1" draw:end-shape="id9" draw:end-glue-point="5" svg:d="M8900 7900h8060" svg:viewBox="0 0 8061 1">
          <text:p/>
        </draw:connector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 Cond2" svg:font-family="'Myriad Pro Cond'" style:font-adornments="Condensed" style:font-pitch="variable"/>
    <style:font-face style:name="Myriad Pro Light Cond2" svg:font-family="'Myriad Pro Light Cond'" style:font-adornments="Light Condensed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Cond" svg:font-family="'Myriad Pro Cond'" style:font-family-generic="roman" style:font-pitch="variable"/>
    <style:font-face style:name="Myriad Pro Cond1" svg:font-family="'Myriad Pro Cond'" style:font-adornments="Condensed" style:font-family-generic="roman" style:font-pitch="variable"/>
    <style:font-face style:name="Myriad Pro Light Cond" svg:font-family="'Myriad Pro Light Cond'" style:font-family-generic="roman" style:font-pitch="variable"/>
    <style:font-face style:name="Myriad Pro Light Cond1" svg:font-family="'Myriad Pro Light Cond'" style:font-adornments="Light Condensed" style:font-family-generic="roman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yriad Pro Cond2" fo:font-family="'Myriad Pro Cond'" style:font-style-name="Condensed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" style:family="graphic" style:parent-style-name="standard">
      <style:graphic-properties draw:fill="solid" draw:fill-color="#ffd320" draw:fill-gradient-name="Gradient_20_9" draw:fill-hatch-name="Hatching_20_46" draw:fill-image-name="Bitmap_20_1" draw:textarea-horizontal-align="justify" draw:textarea-vertical-align="bottom" draw:auto-grow-height="false" fo:min-height="3.076cm" fo:min-width="1cm" fo:padding-bottom="-1.7cm"/>
      <style:paragraph-properties fo:text-align="center"/>
      <style:text-properties fo:color="#000000" fo:font-size="28pt"/>
    </style:style>
    <style:style style:name="Pfeil" style:family="graphic" style:parent-style-name="objectwithoutfill">
      <style:graphic-properties draw:stroke="soli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  <style:paragraph-properties fo:text-align="cente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none"/>
      <style:text-properties style:letter-kerning="true"/>
    </style:style>
    <style:style style:name="Inhalt-backgroundobjects" style:family="presentation">
      <style:graphic-properties draw:stroke="none" draw:fill="none" draw:fill-image-width="0cm" draw:fill-image-height="0cm" draw:textarea-vertical-align="middle" fo:padding-left="0.5cm" fo:padding-right="0.5cm" draw:shadow="hidden" draw:shadow-offset-x="0.3cm" draw:shadow-offset-y="0.3cm" draw:shadow-color="#808080"/>
      <style:text-properties fo:color="#808080" style:font-name="Myriad Pro Cond2" fo:font-family="'Myriad Pro Cond'" style:font-style-name="Condensed" style:font-pitch="variable" fo:font-size="18pt"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8.1000003814697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—">
            <style:list-level-properties text:space-before="1.5cm" text:min-label-width="0.9cm"/>
            <style:text-properties fo:font-family="Ubuntu" style:font-style-name="Regular" fo:color="#00000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text-line-through-type="none" style:font-name="Myriad Pro Cond2" fo:font-family="'Myriad Pro Cond'" style:font-style-name="Condensed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left="0cm" fo:margin-right="0cm" fo:margin-top="0cm" fo:margin-bottom="0.4cm" fo:text-indent="0cm"/>
      <style:text-properties style:font-name="Myriad Pro Cond2" fo:font-family="'Myriad Pro Cond'" style:font-style-name="Condensed" style:font-pitch="variable" fo:font-size="28pt" fo:font-weight="normal" style:font-size-asian="28pt" style:font-size-complex="28pt"/>
    </style:style>
    <style:style style:name="Inhalt-outline3" style:family="presentation" style:parent-style-name="Inha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halt-outline4" style:family="presentation" style:parent-style-name="Inha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halt-outline5" style:family="presentation" style:parent-style-name="Inha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 fo:padding-left="2cm" fo:padding-right="2cm">
        <text:list-style style:name="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2cm" fo:text-align="start" fo:text-indent="0cm"/>
      <style:text-properties fo:color="#000000" style:text-outline="false" style:text-line-through-style="none" style:text-line-through-type="none" style:font-name="Myriad Pro Cond2" fo:font-family="'Myriad Pro Cond'" style:font-style-name="Condensed" style:font-pitch="variable" fo:font-size="4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fill-color="#004586" draw:fill-image-width="0cm" draw:fill-image-height="0cm" draw:textarea-horizontal-align="center" draw:textarea-vertical-align="middle" draw:auto-grow-height="false" fo:padding-bottom="0cm" fo:padding-left="0cm">
        <text:list-style style:name="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Myriad Pro Light Cond2" fo:font-family="'Myriad Pro Light Cond'" style:font-style-name="Light Condensed" style:font-pitch="variable" fo:font-size="60pt" fo:font-style="normal" fo:text-shadow="none" style:text-underline-style="none" fo:font-weight="600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fo:min-height="0cm" fo:min-width="0cm"/>
    </style:style>
    <style:style style:name="Mgr4" style:family="graphic" style:parent-style-name="standard">
      <style:graphic-properties draw:stroke="solid" svg:stroke-color="#008675" draw:fill="solid" draw:fill-color="#008675" draw:textarea-horizontal-align="justify" draw:textarea-vertical-align="middle" draw:auto-grow-height="false" fo:min-height="0.25cm" fo:min-width="27.5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ha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Inhalt" style:page-layout-name="PM1" draw:style-name="Mdp1">
      <draw:custom-shape draw:style-name="Mgr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Inhalt-title" draw:layer="backgroundobjects" svg:width="28cm" svg:height="2cm" svg:x="0cm" svg:y="2cm" presentation:class="title" presentation:placeholder="true">
        <draw:text-box/>
      </draw:frame>
      <draw:frame presentation:style-name="Inhalt-outline1" draw:layer="backgroundobjects" svg:width="25.199cm" svg:height="13cm" svg:x="1.301cm" svg:y="5.5cm" presentation:class="outline" presentation:placeholder="true">
        <draw:text-box/>
      </draw:frame>
      <draw:frame presentation:style-name="Mpr4" draw:text-style-name="MP1" draw:layer="backgroundobjects" svg:width="6.523cm" svg:height="1cm" svg:x="14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4cm" svg:height="1cm" svg:x="0cm" svg:y="19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cm" svg:x="21.5cm" svg:y="19.5cm" presentation:class="page-number">
        <draw:text-box>
          <text:p text:style-name="MP2"><text:span text:style-name="MT1"><text:page-number>&lt;Foliennummer&gt;</text:page-number></text:span><text:span text:style-name="MT1">/</text:span><text:span text:style-name="MT1"><text:page-count>2</text:page-count></text:span></text:p>
        </draw:text-box>
      </draw:frame>
      <draw:custom-shape draw:style-name="Mgr4" draw:text-style-name="MP5" draw:layer="backgroundobjects" svg:width="28cm" svg:height="0.5cm" svg:x="0.025cm" svg:y="20.525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.05cm" svg:height="1.94cm" svg:x="26cm" svg:y="1.06cm">
        <draw:image xlink:href="Pictures/10000E3100006E5A0000CBD119E92CF9.svg" xlink:type="simple" xlink:show="embed" xlink:actuate="onLoad">
          <text:p/>
        </draw:image>
        <draw:image xlink:href="Pictures/1000020100000208000003C1A7E84BB0.png" xlink:type="simple" xlink:show="embed" xlink:actuate="onLoad"/>
      </draw:frame>
      <presentation:notes style:page-layout-name="PM2">
        <draw:page-thumbnail presentation:style-name="Inhalt-title" draw:layer="backgroundobjects" svg:width="14.848cm" svg:height="11.135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hard Schussek</meta:initial-creator>
    <meta:creation-date>2015-06-05T15:13:36.027845401</meta:creation-date>
    <dc:date>2015-06-09T17:24:07.588635667</dc:date>
    <dc:creator>Bernhard Schussek</dc:creator>
    <meta:editing-duration>PT9H45M8S</meta:editing-duration>
    <meta:editing-cycles>6</meta:editing-cycles>
    <meta:generator>LibreOffice/4.3.7.2$Linux_X86_64 LibreOffice_project/8a35821d8636a03b8bf4e15b48f59794652c68ba</meta:generator>
    <meta:document-statistic meta:object-count="60"/>
  </office:meta>
</office:document-meta>
</file>